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277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Cudowna łaska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77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Cudowna Boża łaska ta</text:span></text:p>
            <text:p text:style-name="P5"><text:span text:style-name="T5">Zbawiła z grzechów mnie;</text:span></text:p>
            <text:p text:style-name="P5"><text:span text:style-name="T5">Zgubiony, nędzny byłem ja,</text:span></text:p>
            <text:p text:style-name="P5"><text:span text:style-name="T5">Lecz teraz cieszę się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77</text:span></text:p>
          </draw:text-box>
        </draw:frame>
        <draw:frame presentation:style-name="pr5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Ta łaska wlała Boży strach</text:span></text:p>
            <text:p text:style-name="P5"><text:span text:style-name="T5">W kamienne serce me.</text:span></text:p>
            <text:p text:style-name="P5"><text:span text:style-name="T5">I wtedy zobaczyłem w łzach,</text:span></text:p>
            <text:p text:style-name="P5"><text:span text:style-name="T5">Żem na przepaści dni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77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Lecz łaska podźwignęła mnie</text:span></text:p>
            <text:p text:style-name="P5"><text:span text:style-name="T5">I naprzód wiedzie wciąż</text:span></text:p>
            <text:p text:style-name="P5"><text:span text:style-name="T5">Przez ciemne i burzliwe dnie,</text:span></text:p>
            <text:p text:style-name="P5"><text:span text:style-name="T5">Tam, gdzie Ojcowski do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77</text:span></text:p>
          </draw:text-box>
        </draw:frame>
        <draw:frame presentation:style-name="pr7" draw:text-style-name="P8" draw:layer="layout" svg:width="25.199cm" svg:height="9.134cm" svg:x="1.4cm" svg:y="3.684cm" presentation:class="subtitle">
          <draw:text-box>
            <text:p text:style-name="P7"><text:span text:style-name="T4">4.</text:span><text:span text:style-name="T5"> O, Boże, dzięki, dzięki Ci</text:span></text:p>
            <text:p text:style-name="P7"><text:span text:style-name="T5">Za cudną łaskę Twą;</text:span></text:p>
            <text:p text:style-name="P7"><text:span text:style-name="T5">Do nóg Twych padam w kornej czci,</text:span></text:p>
            <text:p text:style-name="P7"><text:span text:style-name="T5">Niebiosa chwałą brzmią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8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20-01-17T23:58:22.044579058</dc:date>
    <meta:editing-duration>PT15M54S</meta:editing-duration>
    <meta:editing-cycles>4</meta:editing-cycles>
    <meta:generator>LibreOffice/6.1.5.2$Linux_ARM_EABI LibreOffice_project/10$Build-2</meta:generator>
    <meta:document-statistic meta:object-count="45"/>
  </office:meta>
</office:document-meta>
</file>